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ErrorReporter.error( String message , String sourceName , int line , String lineSrc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ErrorReporter.JSErrorReport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ErrorReporter.runtimeError( String message , String sourceName , int line , String lineSrc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ErrorReporter.getErrorMessage( String type , String message , String sourceName , int line , String lineSource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ErrorReporter.warning( String message , String sourceName , int line , String lineSrc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